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3.67mm"/>
    </style:style>
    <style:style style:name="co12" style:family="table-column">
      <style:table-column-properties fo:break-before="auto" style:column-width="24.4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9mm"/>
    </style:style>
    <style:style style:name="co17" style:family="table-column">
      <style:table-column-properties fo:break-before="auto" style:column-width="6.9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15.93mm"/>
    </style:style>
    <style:style style:name="co20" style:family="table-column">
      <style:table-column-properties fo:break-before="auto" style:column-width="20.13mm"/>
    </style:style>
    <style:style style:name="co21" style:family="table-column">
      <style:table-column-properties fo:break-before="auto" style:column-width="20.67mm"/>
    </style:style>
    <style:style style:name="co22" style:family="table-column">
      <style:table-column-properties fo:break-before="auto" style:column-width="20.39mm"/>
    </style:style>
    <style:style style:name="co23" style:family="table-column">
      <style:table-column-properties fo:break-before="auto" style:column-width="14.8mm"/>
    </style:style>
    <style:style style:name="co24" style:family="table-column">
      <style:table-column-properties fo:break-before="auto" style:column-width="18.71mm"/>
    </style:style>
    <style:style style:name="co25" style:family="table-column">
      <style:table-column-properties fo:break-before="auto" style:column-width="16.76mm"/>
    </style:style>
    <style:style style:name="co26" style:family="table-column">
      <style:table-column-properties fo:break-before="auto" style:column-width="20.23mm"/>
    </style:style>
    <style:style style:name="co27" style:family="table-column">
      <style:table-column-properties fo:break-before="auto" style:column-width="22.9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5.15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54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4" style:family="table-cell" style:parent-style-name="Default" style:data-style-name="N2">
      <style:table-cell-properties style:diagonal-bl-tr="none" style:diagonal-tl-br="none" fo:border="1.76pt solid #333333" fo:padding="0.71mm" style:rotation-align="none"/>
      <style:text-properties style:font-name-asian="Microsoft YaHei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Default" style:data-style-name="N4">
      <style:table-cell-properties style:diagonal-bl-tr="none" style:diagonal-tl-br="none" fo:border="1.76pt solid #333333" fo:padding="0.71mm" style:rotation-align="none"/>
    </style:style>
    <style:style style:name="ce33" style:family="table-cell" style:parent-style-name="Default">
      <style:table-cell-properties style:diagonal-bl-tr="none" style:diagonal-tl-br="none" fo:border="none" fo:padding="0.71mm" style:rotation-align="none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8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1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2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3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4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7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48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49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0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1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52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14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6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5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6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67" style:family="table-cell" style:parent-style-name="Default" style:data-style-name="N118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68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9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0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1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169" style:family="table-cell" style:parent-style-name="Default" style:data-style-name="N0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74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78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79" style:family="table-cell" style:parent-style-name="Default" style:data-style-name="N1">
      <style:table-cell-properties fo:padding="0.71mm"/>
    </style:style>
    <style:style style:name="ce80" style:family="table-cell" style:parent-style-name="Default" style:data-style-name="N119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3" style:family="table-cell" style:parent-style-name="Default" style:data-style-name="N119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7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19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1" style:family="table-cell" style:parent-style-name="Default" style:data-style-name="N119">
      <style:table-cell-properties fo:background-color="#ffff99" style:diagonal-bl-tr="none" style:diagonal-tl-br="none" fo:border="0.74pt solid #101010" fo:padding="0.71mm" style:rotation-align="none"/>
    </style:style>
    <style:style style:name="ce189" style:family="table-cell" style:parent-style-name="Default" style:data-style-name="N119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font-name-asian="Microsoft YaHei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5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7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7" style:family="table-cell" style:parent-style-name="Default" style:data-style-name="N121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9" style:family="table-cell" style:parent-style-name="Default" style:data-style-name="N121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  <style:text-properties style:font-name-asian="Microsoft YaHei"/>
    </style:style>
    <style:style style:name="ce10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3mm" fo:min-width="93.04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54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54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5.04mm" svg:height="127.63mm" svg:x="187.86mm" svg:y="4.79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1" table:default-cell-style-name="Default"/>
        <table:table-row table:style-name="ro4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4">
          <table:table-cell table:style-name="ce109" office:value-type="string" calcext:value-type="string" table:number-columns-spanned="1" table:number-rows-spanned="2">
            <text:p>Lp</text:p>
          </table:table-cell>
          <table:table-cell table:style-name="ce115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09"/>
          <table:covered-table-cell table:style-name="ce115"/>
          <table:table-cell table:style-name="ce27" table:number-columns-repeated="11"/>
          <table:table-cell table:number-columns-repeated="1011"/>
        </table:table-row>
        <table:table-row table:style-name="ro5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4:.J4])" office:value-type="float" office:value="3.25" calcext:value-type="float">
            <text:p>3,25</text:p>
          </table:table-cell>
          <table:table-cell table:style-name="ce28" table:formula="of:=IF([.K4]&gt;=4.75;&quot;tak&quot;;&quot;nie&quot;)" office:value-type="string" office:string-value="nie" calcext:value-type="string">
            <text:p>nie</text:p>
          </table:table-cell>
          <table:table-cell table:style-name="ce34" table:formula="of:=IF([.K4]&gt;=4.75;IF([.K4]&gt;4.85;IF([.K4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5:.J5])" office:value-type="float" office:value="5.125" calcext:value-type="float">
            <text:p>5,13</text:p>
          </table:table-cell>
          <table:table-cell table:style-name="ce28" table:formula="of:=IF([.K5]&gt;=4.75;&quot;tak&quot;;&quot;nie&quot;)" office:value-type="string" office:string-value="tak" calcext:value-type="string">
            <text:p>tak</text:p>
          </table:table-cell>
          <table:table-cell table:style-name="ce34" table:formula="of:=IF([.K5]&gt;=4.75;IF([.K5]&gt;4.85;IF([.K5]&gt;5;&quot;pióro&quot;;&quot;książka&quot;);&quot;dyplom&quot;);&quot;brak&quot;)" office:value-type="string" office:string-value="pióro" calcext:value-type="string">
            <text:p>pióro</text:p>
          </table:table-cell>
          <table:table-cell table:number-columns-repeated="1011"/>
        </table:table-row>
        <table:table-row table:style-name="ro5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6:.J6])" office:value-type="float" office:value="3.375" calcext:value-type="float">
            <text:p>3,38</text:p>
          </table:table-cell>
          <table:table-cell table:style-name="ce28" table:formula="of:=IF([.K6]&gt;=4.75;&quot;tak&quot;;&quot;nie&quot;)" office:value-type="string" office:string-value="nie" calcext:value-type="string">
            <text:p>nie</text:p>
          </table:table-cell>
          <table:table-cell table:style-name="ce34" table:formula="of:=IF([.K6]&gt;=4.75;IF([.K6]&gt;4.85;IF([.K6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7:.J7])" office:value-type="float" office:value="4.125" calcext:value-type="float">
            <text:p>4,13</text:p>
          </table:table-cell>
          <table:table-cell table:style-name="ce28" table:formula="of:=IF([.K7]&gt;=4.75;&quot;tak&quot;;&quot;nie&quot;)" office:value-type="string" office:string-value="nie" calcext:value-type="string">
            <text:p>nie</text:p>
          </table:table-cell>
          <table:table-cell table:style-name="ce34" table:formula="of:=IF([.K7]&gt;=4.75;IF([.K7]&gt;4.85;IF([.K7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8:.J8])" office:value-type="float" office:value="3.625" calcext:value-type="float">
            <text:p>3,63</text:p>
          </table:table-cell>
          <table:table-cell table:style-name="ce28" table:formula="of:=IF([.K8]&gt;=4.75;&quot;tak&quot;;&quot;nie&quot;)" office:value-type="string" office:string-value="nie" calcext:value-type="string">
            <text:p>nie</text:p>
          </table:table-cell>
          <table:table-cell table:style-name="ce34" table:formula="of:=IF([.K8]&gt;=4.75;IF([.K8]&gt;4.85;IF([.K8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9:.J9])" office:value-type="float" office:value="4" calcext:value-type="float">
            <text:p>4,00</text:p>
          </table:table-cell>
          <table:table-cell table:style-name="ce28" table:formula="of:=IF([.K9]&gt;=4.75;&quot;tak&quot;;&quot;nie&quot;)" office:value-type="string" office:string-value="nie" calcext:value-type="string">
            <text:p>nie</text:p>
          </table:table-cell>
          <table:table-cell table:style-name="ce34" table:formula="of:=IF([.K9]&gt;=4.75;IF([.K9]&gt;4.85;IF([.K9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10:.J10])" office:value-type="float" office:value="3.125" calcext:value-type="float">
            <text:p>3,13</text:p>
          </table:table-cell>
          <table:table-cell table:style-name="ce28" table:formula="of:=IF([.K10]&gt;=4.75;&quot;tak&quot;;&quot;nie&quot;)" office:value-type="string" office:string-value="nie" calcext:value-type="string">
            <text:p>nie</text:p>
          </table:table-cell>
          <table:table-cell table:style-name="ce34" table:formula="of:=IF([.K10]&gt;=4.75;IF([.K10]&gt;4.85;IF([.K10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1:.J11])" office:value-type="float" office:value="3.125" calcext:value-type="float">
            <text:p>3,13</text:p>
          </table:table-cell>
          <table:table-cell table:style-name="ce28" table:formula="of:=IF([.K11]&gt;=4.75;&quot;tak&quot;;&quot;nie&quot;)" office:value-type="string" office:string-value="nie" calcext:value-type="string">
            <text:p>nie</text:p>
          </table:table-cell>
          <table:table-cell table:style-name="ce34" table:formula="of:=IF([.K11]&gt;=4.75;IF([.K11]&gt;4.85;IF([.K11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 table:formula="of:=AVERAGE([.C12:.J12])" office:value-type="float" office:value="3.375" calcext:value-type="float">
            <text:p>3,38</text:p>
          </table:table-cell>
          <table:table-cell table:style-name="ce28" table:formula="of:=IF([.K12]&gt;=4.75;&quot;tak&quot;;&quot;nie&quot;)" office:value-type="string" office:string-value="nie" calcext:value-type="string">
            <text:p>nie</text:p>
          </table:table-cell>
          <table:table-cell table:style-name="ce34" table:formula="of:=IF([.K12]&gt;=4.75;IF([.K12]&gt;4.85;IF([.K12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3:.J13])" office:value-type="float" office:value="3.5" calcext:value-type="float">
            <text:p>3,50</text:p>
          </table:table-cell>
          <table:table-cell table:style-name="ce28" table:formula="of:=IF([.K13]&gt;=4.75;&quot;tak&quot;;&quot;nie&quot;)" office:value-type="string" office:string-value="nie" calcext:value-type="string">
            <text:p>nie</text:p>
          </table:table-cell>
          <table:table-cell table:style-name="ce34" table:formula="of:=IF([.K13]&gt;=4.75;IF([.K13]&gt;4.85;IF([.K13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14:.J14])" office:value-type="float" office:value="1.875" calcext:value-type="float">
            <text:p>1,88</text:p>
          </table:table-cell>
          <table:table-cell table:style-name="ce28" table:formula="of:=IF([.K14]&gt;=4.75;&quot;tak&quot;;&quot;nie&quot;)" office:value-type="string" office:string-value="nie" calcext:value-type="string">
            <text:p>nie</text:p>
          </table:table-cell>
          <table:table-cell table:style-name="ce34" table:formula="of:=IF([.K14]&gt;=4.75;IF([.K14]&gt;4.85;IF([.K14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 table:formula="of:=AVERAGE([.C15:.J15])" office:value-type="float" office:value="3.625" calcext:value-type="float">
            <text:p>3,63</text:p>
          </table:table-cell>
          <table:table-cell table:style-name="ce28" table:formula="of:=IF([.K15]&gt;=4.75;&quot;tak&quot;;&quot;nie&quot;)" office:value-type="string" office:string-value="nie" calcext:value-type="string">
            <text:p>nie</text:p>
          </table:table-cell>
          <table:table-cell table:style-name="ce34" table:formula="of:=IF([.K15]&gt;=4.75;IF([.K15]&gt;4.85;IF([.K15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 table:formula="of:=AVERAGE([.C16:.J16])" office:value-type="float" office:value="5" calcext:value-type="float">
            <text:p>5,00</text:p>
          </table:table-cell>
          <table:table-cell table:style-name="ce28" table:formula="of:=IF([.K16]&gt;=4.75;&quot;tak&quot;;&quot;nie&quot;)" office:value-type="string" office:string-value="tak" calcext:value-type="string">
            <text:p>tak</text:p>
          </table:table-cell>
          <table:table-cell table:style-name="ce34" table:formula="of:=IF([.K16]&gt;=4.75;IF([.K16]&gt;4.85;IF([.K16]&gt;5;&quot;pióro&quot;;&quot;książka&quot;);&quot;dyplom&quot;);&quot;brak&quot;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 table:formula="of:=AVERAGE([.C17:.J17])" office:value-type="float" office:value="3.75" calcext:value-type="float">
            <text:p>3,75</text:p>
          </table:table-cell>
          <table:table-cell table:style-name="ce28" table:formula="of:=IF([.K17]&gt;=4.75;&quot;tak&quot;;&quot;nie&quot;)" office:value-type="string" office:string-value="nie" calcext:value-type="string">
            <text:p>nie</text:p>
          </table:table-cell>
          <table:table-cell table:style-name="ce34" table:formula="of:=IF([.K17]&gt;=4.75;IF([.K17]&gt;4.85;IF([.K17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 table:formula="of:=AVERAGE([.C18:.J18])" office:value-type="float" office:value="4.875" calcext:value-type="float">
            <text:p>4,88</text:p>
          </table:table-cell>
          <table:table-cell table:style-name="ce28" table:formula="of:=IF([.K18]&gt;=4.75;&quot;tak&quot;;&quot;nie&quot;)" office:value-type="string" office:string-value="tak" calcext:value-type="string">
            <text:p>tak</text:p>
          </table:table-cell>
          <table:table-cell table:style-name="ce34" table:formula="of:=IF([.K18]&gt;=4.75;IF([.K18]&gt;4.85;IF([.K18]&gt;5;&quot;pióro&quot;;&quot;książka&quot;);&quot;dyplom&quot;);&quot;brak&quot;)" office:value-type="string" office:string-value="książka" calcext:value-type="string">
            <text:p>książka</text:p>
          </table:table-cell>
          <table:table-cell table:number-columns-repeated="1011"/>
        </table:table-row>
        <table:table-row table:style-name="ro5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AVERAGE([.C19:.J19])" office:value-type="float" office:value="3.125" calcext:value-type="float">
            <text:p>3,13</text:p>
          </table:table-cell>
          <table:table-cell table:style-name="ce28" table:formula="of:=IF([.K19]&gt;=4.75;&quot;tak&quot;;&quot;nie&quot;)" office:value-type="string" office:string-value="nie" calcext:value-type="string">
            <text:p>nie</text:p>
          </table:table-cell>
          <table:table-cell table:style-name="ce34" table:formula="of:=IF([.K19]&gt;=4.75;IF([.K19]&gt;4.85;IF([.K19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formula="of:=AVERAGE([.C20:.J20])" office:value-type="float" office:value="2.875" calcext:value-type="float">
            <text:p>2,88</text:p>
          </table:table-cell>
          <table:table-cell table:style-name="ce28" table:formula="of:=IF([.K20]&gt;=4.75;&quot;tak&quot;;&quot;nie&quot;)" office:value-type="string" office:string-value="nie" calcext:value-type="string">
            <text:p>nie</text:p>
          </table:table-cell>
          <table:table-cell table:style-name="ce34" table:formula="of:=IF([.K20]&gt;=4.75;IF([.K20]&gt;4.85;IF([.K20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1:.J21])" office:value-type="float" office:value="3.5" calcext:value-type="float">
            <text:p>3,50</text:p>
          </table:table-cell>
          <table:table-cell table:style-name="ce28" table:formula="of:=IF([.K21]&gt;=4.75;&quot;tak&quot;;&quot;nie&quot;)" office:value-type="string" office:string-value="nie" calcext:value-type="string">
            <text:p>nie</text:p>
          </table:table-cell>
          <table:table-cell table:style-name="ce34" table:formula="of:=IF([.K21]&gt;=4.75;IF([.K21]&gt;4.85;IF([.K21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2:.J22])" office:value-type="float" office:value="3.75" calcext:value-type="float">
            <text:p>3,75</text:p>
          </table:table-cell>
          <table:table-cell table:style-name="ce28" table:formula="of:=IF([.K22]&gt;=4.75;&quot;tak&quot;;&quot;nie&quot;)" office:value-type="string" office:string-value="nie" calcext:value-type="string">
            <text:p>nie</text:p>
          </table:table-cell>
          <table:table-cell table:style-name="ce34" table:formula="of:=IF([.K22]&gt;=4.75;IF([.K22]&gt;4.85;IF([.K22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 table:formula="of:=AVERAGE([.C23:.J23])" office:value-type="float" office:value="4.75" calcext:value-type="float">
            <text:p>4,75</text:p>
          </table:table-cell>
          <table:table-cell table:style-name="ce28" table:formula="of:=IF([.K23]&gt;=4.75;&quot;tak&quot;;&quot;nie&quot;)" office:value-type="string" office:string-value="tak" calcext:value-type="string">
            <text:p>tak</text:p>
          </table:table-cell>
          <table:table-cell table:style-name="ce34" table:formula="of:=IF([.K23]&gt;=4.75;IF([.K23]&gt;4.85;IF([.K23]&gt;5;&quot;pióro&quot;;&quot;książka&quot;);&quot;dyplom&quot;);&quot;brak&quot;)" office:value-type="string" office:string-value="dyplom" calcext:value-type="string">
            <text:p>dyplom</text:p>
          </table:table-cell>
          <table:table-cell table:number-columns-repeated="1011"/>
        </table:table-row>
        <table:table-row table:style-name="ro5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formula="of:=AVERAGE([.C24:.J24])" office:value-type="float" office:value="3.375" calcext:value-type="float">
            <text:p>3,38</text:p>
          </table:table-cell>
          <table:table-cell table:style-name="ce28" table:formula="of:=IF([.K24]&gt;=4.75;&quot;tak&quot;;&quot;nie&quot;)" office:value-type="string" office:string-value="nie" calcext:value-type="string">
            <text:p>nie</text:p>
          </table:table-cell>
          <table:table-cell table:style-name="ce34" table:formula="of:=IF([.K24]&gt;=4.75;IF([.K24]&gt;4.85;IF([.K24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5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([.C4:.C24])" office:value-type="float" office:value="3.95238095238095" calcext:value-type="float">
            <text:p>3,95</text:p>
          </table:table-cell>
          <table:table-cell table:style-name="ce29" table:formula="of:=AVERAGE([.D4:.D24])" office:value-type="float" office:value="3.61904761904762" calcext:value-type="float">
            <text:p>3,62</text:p>
          </table:table-cell>
          <table:table-cell table:style-name="ce29" table:formula="of:=AVERAGE([.E4:.E24])" office:value-type="float" office:value="3.47619047619048" calcext:value-type="float">
            <text:p>3,48</text:p>
          </table:table-cell>
          <table:table-cell table:style-name="ce29" table:formula="of:=AVERAGE([.F4:.F24])" office:value-type="float" office:value="3.76190476190476" calcext:value-type="float">
            <text:p>3,76</text:p>
          </table:table-cell>
          <table:table-cell table:style-name="ce29" table:formula="of:=AVERAGE([.G4:.G24])" office:value-type="float" office:value="3.61904761904762" calcext:value-type="float">
            <text:p>3,62</text:p>
          </table:table-cell>
          <table:table-cell table:style-name="ce29" table:formula="of:=AVERAGE([.H4:.H24])" office:value-type="float" office:value="3.76190476190476" calcext:value-type="float">
            <text:p>3,76</text:p>
          </table:table-cell>
          <table:table-cell table:style-name="ce29" table:formula="of:=AVERAGE([.I4:.I24])" office:value-type="float" office:value="3.47619047619048" calcext:value-type="float">
            <text:p>3,48</text:p>
          </table:table-cell>
          <table:table-cell table:style-name="ce29" table:formula="of:=AVERAGE([.J4:.J24])" office:value-type="float" office:value="3.71428571428571" calcext:value-type="float">
            <text:p>3,71</text:p>
          </table:table-cell>
          <table:table-cell table:style-name="ce29" table:formula="of:=AVERAGE([.K4:.K24])" office:value-type="float" office:value="3.67261904761905" calcext:value-type="float">
            <text:p>3,67</text:p>
          </table:table-cell>
          <table:table-cell table:style-name="ce28" table:formula="of:=IF([.K25]&gt;=4.75;&quot;tak&quot;;&quot;nie&quot;)" office:value-type="string" office:string-value="nie" calcext:value-type="string">
            <text:p>nie</text:p>
          </table:table-cell>
          <table:table-cell table:style-name="ce34" table:formula="of:=IF([.K25]&gt;=4.75;IF([.K25]&gt;4.85;IF([.K25]&gt;5;&quot;pióro&quot;;&quot;książka&quot;);&quot;dyplom&quot;);&quot;brak&quot;)" office:value-type="string" office:string-value="brak" calcext:value-type="string">
            <text:p>brak</text:p>
          </table:table-cell>
          <table:table-cell table:number-columns-repeated="1011"/>
        </table:table-row>
        <table:table-row table:style-name="ro4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134" table:formula="of:=AVERAGE([.K4:.K24])" office:value-type="float" office:value="3.67261904761905" calcext:value-type="float">
            <text:p>3,67</text:p>
          </table:table-cell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126" table:formula="of:=COUNTIF([.L4:.L24];&quot;Tak&quot;)" office:value-type="float" office:value="4" calcext:value-type="float">
            <text:p>4,00</text:p>
          </table:table-cell>
          <table:table-cell table:style-name="ce33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Default"/>
        <table:table-column table:style-name="co16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36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37"/>
          <table:table-cell table:style-name="ce43"/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lt;18,5</text:p>
          </table:table-cell>
          <table:table-cell table:style-name="ce43" office:value-type="string" calcext:value-type="string">
            <text:p>niedo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18,5-24,9</text:p>
          </table:table-cell>
          <table:table-cell table:style-name="ce43" office:value-type="string" calcext:value-type="string">
            <text:p>norm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gt;=25</text:p>
          </table:table-cell>
          <table:table-cell table:style-name="ce43" office:value-type="string" calcext:value-type="string">
            <text:p>nad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gt;=30</text:p>
          </table:table-cell>
          <table:table-cell table:style-name="ce44" office:value-type="string" calcext:value-type="string">
            <text:p>otyłość</text:p>
          </table:table-cell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masa</text:p>
          </table:table-cell>
          <table:table-cell table:style-name="ce45" office:value-type="string" calcext:value-type="string">
            <text:p>wzrost</text:p>
          </table:table-cell>
          <table:table-cell table:style-name="ce45" office:value-type="string" calcext:value-type="string">
            <text:p>BMI</text:p>
          </table:table-cell>
          <table:table-cell table:style-name="ce52" office:value-type="string" calcext:value-type="string">
            <text:p>diagnoz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65" calcext:value-type="float">
            <text:p>65</text:p>
          </table:table-cell>
          <table:table-cell table:style-name="ce46" office:value-type="float" office:value="1.65" calcext:value-type="float">
            <text:p>1,65</text:p>
          </table:table-cell>
          <table:table-cell table:style-name="ce51" table:formula="of:=[.B10]/([.C10]*[.C10])" office:value-type="float" office:value="23.8751147842057" calcext:value-type="float">
            <text:p>23,9</text:p>
          </table:table-cell>
          <table:table-cell table:style-name="ce53" table:formula="of:=IF([.D10]&lt;18.5;&quot;niedowaga&quot;;IF([.D10]&lt; 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96" calcext:value-type="float">
            <text:p>96</text:p>
          </table:table-cell>
          <table:table-cell table:style-name="ce46" office:value-type="float" office:value="1.91" calcext:value-type="float">
            <text:p>1,91</text:p>
          </table:table-cell>
          <table:table-cell table:style-name="ce51" table:formula="of:=[.B11]/([.C11]*[.C11])" office:value-type="float" office:value="26.3150681176503" calcext:value-type="float">
            <text:p>26,3</text:p>
          </table:table-cell>
          <table:table-cell table:style-name="ce53" table:formula="of:=IF([.D11]&lt;18.5;&quot;niedowaga&quot;;IF([.D11]&lt; 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3">
          <table:table-cell/>
          <table:table-cell table:style-name="ce40" office:value-type="float" office:value="88" calcext:value-type="float">
            <text:p>88</text:p>
          </table:table-cell>
          <table:table-cell table:style-name="ce46" office:value-type="float" office:value="1.7" calcext:value-type="float">
            <text:p>1,7</text:p>
          </table:table-cell>
          <table:table-cell table:style-name="ce51" table:formula="of:=[.B12]/([.C12]*[.C12])" office:value-type="float" office:value="30.4498269896194" calcext:value-type="float">
            <text:p>30,4</text:p>
          </table:table-cell>
          <table:table-cell table:style-name="ce53" table:formula="of:=IF([.D12]&lt;18.5;&quot;niedowaga&quot;;IF([.D12]&lt; 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float" office:value="59" calcext:value-type="float">
            <text:p>59</text:p>
          </table:table-cell>
          <table:table-cell table:style-name="ce47" office:value-type="float" office:value="1.8" calcext:value-type="float">
            <text:p>1,8</text:p>
          </table:table-cell>
          <table:table-cell table:style-name="ce51" table:formula="of:=[.B13]/([.C13]*[.C13])" office:value-type="float" office:value="18.2098765432099" calcext:value-type="float">
            <text:p>18,2</text:p>
          </table:table-cell>
          <table:table-cell table:style-name="ce53" table:formula="of:=IF([.D13]&lt;18.5;&quot;niedowaga&quot;;IF([.D13]&lt; 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1.81" calcext:value-type="float">
            <text:p>1,81</text:p>
          </table:table-cell>
          <table:table-cell table:style-name="ce51" table:formula="of:=[.B14]/([.C14]*[.C14])" office:value-type="float" office:value="22.5878330942279" calcext:value-type="float">
            <text:p>22,6</text:p>
          </table:table-cell>
          <table:table-cell table:style-name="ce53" table:formula="of:=IF([.D14]&lt;18.5;&quot;niedowaga&quot;;IF([.D14]&lt; 25;&quot;norma&quot;;IF([.D14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 table:style-name="co6" table:default-cell-style-name="Default"/>
        <table:table-column table:style-name="co19" table:default-cell-style-name="ce1"/>
        <table:table-column table:style-name="co6" table:number-columns-repeated="3" table:default-cell-style-name="Default"/>
        <table:table-column table:style-name="co20" table:default-cell-style-name="ce1"/>
        <table:table-column table:style-name="co18" table:number-columns-repeated="2" table:default-cell-style-name="ce1"/>
        <table:table-column table:style-name="co6" table:number-columns-repeated="1014" table:default-cell-style-name="Default"/>
        <table:table-row table:style-name="ro7">
          <table:table-cell/>
          <table:table-cell table:style-name="ce57" office:value-type="string" calcext:value-type="string">
            <text:p>Dom wypoczynkowy "Na Górce"</text:p>
          </table:table-cell>
          <table:table-cell table:style-name="ce57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49" office:value-type="string" calcext:value-type="string">
            <text:p>Lp.</text:p>
          </table:table-cell>
          <table:table-cell table:style-name="ce149" office:value-type="string" calcext:value-type="string">
            <text:p>Nazwisko</text:p>
          </table:table-cell>
          <table:table-cell table:style-name="ce64" office:value-type="string" calcext:value-type="string">
            <text:p>Data przyjazdu</text:p>
          </table:table-cell>
          <table:table-cell table:style-name="ce64" office:value-type="string" calcext:value-type="string">
            <text:p>Data wyjazdu</text:p>
          </table:table-cell>
          <table:table-cell table:style-name="ce64" office:value-type="string" calcext:value-type="string">
            <text:p>Ile osób</text:p>
          </table:table-cell>
          <table:table-cell table:style-name="ce64" office:value-type="string" calcext:value-type="string">
            <text:p>Posiłki</text:p>
          </table:table-cell>
          <table:table-cell table:style-name="ce64" office:value-type="string" calcext:value-type="string">
            <text:p>Długość pobytu</text:p>
          </table:table-cell>
          <table:table-cell table:style-name="ce64" office:value-type="string" calcext:value-type="string">
            <text:p>Opłata za posiłki</text:p>
          </table:table-cell>
          <table:table-cell table:style-name="ce64" office:value-type="string" calcext:value-type="string">
            <text:p>Opłata za noclegi</text:p>
          </table:table-cell>
          <table:table-cell table:style-name="ce64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8" office:value-type="string" calcext:value-type="string">
            <text:p>Kącki</text:p>
          </table:table-cell>
          <table:table-cell table:style-name="ce65" office:value-type="date" office:date-value="1996-06-02" calcext:value-type="date">
            <text:p>96.02.06</text:p>
          </table:table-cell>
          <table:table-cell table:style-name="ce65" office:value-type="date" office:date-value="1996-06-12" calcext:value-type="date">
            <text:p>96.12.0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tak</text:p>
          </table:table-cell>
          <table:table-cell table:style-name="ce74" table:formula="of:=DAYS([.D4];[.C4])" office:value-type="float" office:value="10" calcext:value-type="float">
            <text:p>10</text:p>
          </table:table-cell>
          <table:table-cell table:style-name="ce80" table:formula="of:=IF([.F4]=&quot;tak&quot;;[.G4]*[.E4]*[.$G$20];0)" office:value-type="float" office:value="1710" calcext:value-type="float">
            <text:p>1 710,00 zł</text:p>
          </table:table-cell>
          <table:table-cell table:style-name="ce80" table:formula="of:=PRODUCT([.E4];[.G4];[.$G$21])" office:value-type="float" office:value="2400" calcext:value-type="float">
            <text:p>2 400,00 zł</text:p>
          </table:table-cell>
          <table:table-cell table:style-name="ce77" table:formula="of:=SUM([.H4:.I4])" office:value-type="float" office:value="4110" calcext:value-type="float">
            <text:p>4 11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9" office:value-type="string" calcext:value-type="string">
            <text:p>Siewierski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6-09" calcext:value-type="date">
            <text:p>96.09.06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4" table:formula="of:=DAYS([.D5];[.C5])" office:value-type="float" office:value="8" calcext:value-type="float">
            <text:p>8</text:p>
          </table:table-cell>
          <table:table-cell table:style-name="ce80" table:formula="of:=IF([.F5]=&quot;tak&quot;;[.G5]*[.E5]*[.$G$20];0)" office:value-type="float" office:value="0" calcext:value-type="float">
            <text:p>0,00 zł</text:p>
          </table:table-cell>
          <table:table-cell table:style-name="ce80" table:formula="of:=PRODUCT([.E5];[.G5];[.$G$21])" office:value-type="float" office:value="1280" calcext:value-type="float">
            <text:p>1 280,00 zł</text:p>
          </table:table-cell>
          <table:table-cell table:style-name="ce77" table:formula="of:=SUM([.H5:.I5])" office:value-type="float" office:value="1280" calcext:value-type="float">
            <text:p>1 28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9" office:value-type="string" calcext:value-type="string">
            <text:p>Lucek</text:p>
          </table:table-cell>
          <table:table-cell table:style-name="ce66" office:value-type="date" office:date-value="1996-06-11" calcext:value-type="date">
            <text:p>96.11.06</text:p>
          </table:table-cell>
          <table:table-cell table:style-name="ce66" office:value-type="date" office:date-value="1996-06-24" calcext:value-type="date">
            <text:p>96.24.06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nie</text:p>
          </table:table-cell>
          <table:table-cell table:style-name="ce74" table:formula="of:=DAYS([.D6];[.C6])" office:value-type="float" office:value="13" calcext:value-type="float">
            <text:p>13</text:p>
          </table:table-cell>
          <table:table-cell table:style-name="ce80" table:formula="of:=IF([.F6]=&quot;tak&quot;;[.G6]*[.E6]*[.$G$20];0)" office:value-type="float" office:value="0" calcext:value-type="float">
            <text:p>0,00 zł</text:p>
          </table:table-cell>
          <table:table-cell table:style-name="ce80" table:formula="of:=PRODUCT([.E6];[.G6];[.$G$21])" office:value-type="float" office:value="1040" calcext:value-type="float">
            <text:p>1 040,00 zł</text:p>
          </table:table-cell>
          <table:table-cell table:style-name="ce77" table:formula="of:=SUM([.H6:.I6])" office:value-type="float" office:value="1040" calcext:value-type="float">
            <text:p>1 04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9" office:value-type="string" calcext:value-type="string">
            <text:p>Ambroziak</text:p>
          </table:table-cell>
          <table:table-cell table:style-name="ce66" office:value-type="date" office:date-value="1996-06-10" calcext:value-type="date">
            <text:p>96.10.06</text:p>
          </table:table-cell>
          <table:table-cell table:style-name="ce66" office:value-type="date" office:date-value="1996-06-20" calcext:value-type="date">
            <text:p>96.2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YS([.D7];[.C7])" office:value-type="float" office:value="10" calcext:value-type="float">
            <text:p>10</text:p>
          </table:table-cell>
          <table:table-cell table:style-name="ce80" table:formula="of:=IF([.F7]=&quot;tak&quot;;[.G7]*[.E7]*[.$G$20];0)" office:value-type="float" office:value="2280" calcext:value-type="float">
            <text:p>2 280,00 zł</text:p>
          </table:table-cell>
          <table:table-cell table:style-name="ce80" table:formula="of:=PRODUCT([.E7];[.G7];[.$G$21])" office:value-type="float" office:value="3200" calcext:value-type="float">
            <text:p>3 200,00 zł</text:p>
          </table:table-cell>
          <table:table-cell table:style-name="ce77" table:formula="of:=SUM([.H7:.I7])" office:value-type="float" office:value="5480" calcext:value-type="float">
            <text:p>5 48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9" office:value-type="string" calcext:value-type="string">
            <text:p>Kukliński</text:p>
          </table:table-cell>
          <table:table-cell table:style-name="ce66" office:value-type="date" office:date-value="1996-06-23" calcext:value-type="date">
            <text:p>96.23.06</text:p>
          </table:table-cell>
          <table:table-cell table:style-name="ce66" office:value-type="date" office:date-value="1996-07-06" calcext:value-type="date">
            <text:p>96.06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4" table:formula="of:=DAYS([.D8];[.C8])" office:value-type="float" office:value="13" calcext:value-type="float">
            <text:p>13</text:p>
          </table:table-cell>
          <table:table-cell table:style-name="ce80" table:formula="of:=IF([.F8]=&quot;tak&quot;;[.G8]*[.E8]*[.$G$20];0)" office:value-type="float" office:value="0" calcext:value-type="float">
            <text:p>0,00 zł</text:p>
          </table:table-cell>
          <table:table-cell table:style-name="ce80" table:formula="of:=PRODUCT([.E8];[.G8];[.$G$21])" office:value-type="float" office:value="2080" calcext:value-type="float">
            <text:p>2 080,00 zł</text:p>
          </table:table-cell>
          <table:table-cell table:style-name="ce77" table:formula="of:=SUM([.H8:.I8])" office:value-type="float" office:value="2080" calcext:value-type="float">
            <text:p>2 08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9" office:value-type="string" calcext:value-type="string">
            <text:p>Matejko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7-11" calcext:value-type="date">
            <text:p>96.11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YS([.D9];[.C9])" office:value-type="float" office:value="40" calcext:value-type="float">
            <text:p>40</text:p>
          </table:table-cell>
          <table:table-cell table:style-name="ce80" table:formula="of:=IF([.F9]=&quot;tak&quot;;[.G9]*[.E9]*[.$G$20];0)" office:value-type="float" office:value="4560" calcext:value-type="float">
            <text:p>4 560,00 zł</text:p>
          </table:table-cell>
          <table:table-cell table:style-name="ce80" table:formula="of:=PRODUCT([.E9];[.G9];[.$G$21])" office:value-type="float" office:value="6400" calcext:value-type="float">
            <text:p>6 400,00 zł</text:p>
          </table:table-cell>
          <table:table-cell table:style-name="ce77" table:formula="of:=SUM([.H9:.I9])" office:value-type="float" office:value="10960" calcext:value-type="float">
            <text:p>10 960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9" office:value-type="string" calcext:value-type="string">
            <text:p>Mucha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YS([.D10];[.C10])" office:value-type="float" office:value="24" calcext:value-type="float">
            <text:p>24</text:p>
          </table:table-cell>
          <table:table-cell table:style-name="ce80" table:formula="of:=IF([.F10]=&quot;tak&quot;;[.G10]*[.E10]*[.$G$20];0)" office:value-type="float" office:value="4104" calcext:value-type="float">
            <text:p>4 104,00 zł</text:p>
          </table:table-cell>
          <table:table-cell table:style-name="ce80" table:formula="of:=PRODUCT([.E10];[.G10];[.$G$21])" office:value-type="float" office:value="5760" calcext:value-type="float">
            <text:p>5 760,00 zł</text:p>
          </table:table-cell>
          <table:table-cell table:style-name="ce77" table:formula="of:=SUM([.H10:.I10])" office:value-type="float" office:value="9864" calcext:value-type="float">
            <text:p>9 864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9" office:value-type="string" calcext:value-type="string">
            <text:p>Janosik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6-30" calcext:value-type="date">
            <text:p>96.3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YS([.D11];[.C11])" office:value-type="float" office:value="8" calcext:value-type="float">
            <text:p>8</text:p>
          </table:table-cell>
          <table:table-cell table:style-name="ce80" table:formula="of:=IF([.F11]=&quot;tak&quot;;[.G11]*[.E11]*[.$G$20];0)" office:value-type="float" office:value="1824" calcext:value-type="float">
            <text:p>1 824,00 zł</text:p>
          </table:table-cell>
          <table:table-cell table:style-name="ce80" table:formula="of:=PRODUCT([.E11];[.G11];[.$G$21])" office:value-type="float" office:value="2560" calcext:value-type="float">
            <text:p>2 560,00 zł</text:p>
          </table:table-cell>
          <table:table-cell table:style-name="ce77" table:formula="of:=SUM([.H11:.I11])" office:value-type="float" office:value="4384" calcext:value-type="float">
            <text:p>4 384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9" office:value-type="string" calcext:value-type="string">
            <text:p>Kuchtow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66" office:value-type="date" office:date-value="1996-07-29" calcext:value-type="date">
            <text:p>96.29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4" table:formula="of:=DAYS([.D12];[.C12])" office:value-type="float" office:value="13" calcext:value-type="float">
            <text:p>13</text:p>
          </table:table-cell>
          <table:table-cell table:style-name="ce80" table:formula="of:=IF([.F12]=&quot;tak&quot;;[.G12]*[.E12]*[.$G$20];0)" office:value-type="float" office:value="2223" calcext:value-type="float">
            <text:p>2 223,00 zł</text:p>
          </table:table-cell>
          <table:table-cell table:style-name="ce80" table:formula="of:=PRODUCT([.E12];[.G12];[.$G$21])" office:value-type="float" office:value="3120" calcext:value-type="float">
            <text:p>3 120,00 zł</text:p>
          </table:table-cell>
          <table:table-cell table:style-name="ce77" table:formula="of:=SUM([.H12:.I12])" office:value-type="float" office:value="5343" calcext:value-type="float">
            <text:p>5 343,00 zł</text:p>
          </table:table-cell>
          <table:table-cell table:number-columns-repeated="1014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60" office:value-type="string" calcext:value-type="string">
            <text:p>Kinga</text:p>
          </table:table-cell>
          <table:table-cell table:style-name="ce67" office:value-type="date" office:date-value="2003-02-09" calcext:value-type="date">
            <text:p>03.09.02</text:p>
          </table:table-cell>
          <table:table-cell table:style-name="ce67" table:formula="of:=[.C13]+28" office:value-type="date" office:date-value="2003-03-09" calcext:value-type="date">
            <text:p>03.09.0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ie</text:p>
          </table:table-cell>
          <table:table-cell table:style-name="ce74" table:formula="of:=DAYS([.D13];[.C13])" office:value-type="float" office:value="28" calcext:value-type="float">
            <text:p>28</text:p>
          </table:table-cell>
          <table:table-cell table:style-name="ce80" table:formula="of:=IF([.F13]=&quot;tak&quot;;[.G13]*[.E13]*[.$G$20];0)" office:value-type="float" office:value="0" calcext:value-type="float">
            <text:p>0,00 zł</text:p>
          </table:table-cell>
          <table:table-cell table:style-name="ce80" table:formula="of:=PRODUCT([.E13];[.G13];[.$G$21])" office:value-type="float" office:value="4480" calcext:value-type="float">
            <text:p>4 480,00 zł</text:p>
          </table:table-cell>
          <table:table-cell table:style-name="ce77" table:formula="of:=SUM([.H13:.I13])" office:value-type="float" office:value="4480" calcext:value-type="float">
            <text:p>4 480,00 zł</text:p>
          </table:table-cell>
          <table:table-cell table:number-columns-repeated="1014"/>
        </table:table-row>
        <table:table-row table:style-name="ro1">
          <table:table-cell table:style-name="ce149" office:value-type="string" calcext:value-type="string" table:number-columns-spanned="2" table:number-rows-spanned="1">
            <text:p>Średnio</text:p>
          </table:table-cell>
          <table:covered-table-cell table:style-name="ce149"/>
          <table:table-cell table:style-name="ce68" table:number-columns-repeated="2"/>
          <table:table-cell table:style-name="ce169" table:formula="of:=AVERAGE([.E4:.E13])" office:value-type="float" office:value="2.6" calcext:value-type="float">
            <text:p>2,6</text:p>
          </table:table-cell>
          <table:table-cell table:style-name="ce169"/>
          <table:table-cell table:style-name="ce169" table:formula="of:=AVERAGE([.G4:.G13])" office:value-type="float" office:value="16.7" calcext:value-type="float">
            <text:p>16,7</text:p>
          </table:table-cell>
          <table:table-cell table:style-name="ce83" table:formula="of:=AVERAGE([.H4:.H13])" office:value-type="float" office:value="1670.1" calcext:value-type="float">
            <text:p>1 670,10 zł</text:p>
          </table:table-cell>
          <table:table-cell table:style-name="ce83" table:formula="of:=AVERAGE([.I4:.I13])" office:value-type="float" office:value="3232" calcext:value-type="float">
            <text:p>3 232,00 zł</text:p>
          </table:table-cell>
          <table:table-cell table:style-name="ce83" table:formula="of:=AVERAGE([.J4:.J13])" office:value-type="float" office:value="4902.1" calcext:value-type="float">
            <text:p>4 902,10 zł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/>
          <table:table-cell table:style-name="ce61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>
            <text:p>Cena zestawu posiłków dla 1 osoby na 1 dzień</text:p>
          </table:table-cell>
          <table:table-cell table:style-name="ce69" table:number-columns-repeated="4"/>
          <table:table-cell table:style-name="ce77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Opłata za nocleg 1 osoby</text:p>
          </table:table-cell>
          <table:table-cell table:style-name="ce70" table:number-columns-repeated="4"/>
          <table:table-cell table:style-name="ce78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4"/>
          <table:table-cell table:formula="of:=COUNTIF([.G4:.G13];&quot;&gt;10&quot;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79" table:formula="of:=MAX([.G4:.G13])" office:value-type="float" office:value="40" calcext:value-type="float">
            <text:p>40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office:forms form:automatic-focus="false" form:apply-design-mode="false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3" table:default-cell-style-name="ce1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7" office:value-type="string" calcext:value-type="string">
            <text:p>Stanowisko</text:p>
          </table:table-cell>
          <table:table-cell table:style-name="ce87" office:value-type="string" calcext:value-type="string">
            <text:p>Zasadnicza</text:p>
          </table:table-cell>
          <table:table-cell table:style-name="ce87" office:value-type="string" calcext:value-type="string">
            <text:p>Premia</text:p>
          </table:table-cell>
          <table:table-cell table:style-name="ce87" office:value-type="string" calcext:value-type="string">
            <text:p>Funkcyjny</text:p>
          </table:table-cell>
          <table:table-cell table:style-name="ce87" office:value-type="string" calcext:value-type="string">
            <text:p>Brutto</text:p>
          </table:table-cell>
          <table:table-cell table:style-name="ce87" office:value-type="string" calcext:value-type="string">
            <text:p>Podatek</text:p>
          </table:table-cell>
          <table:table-cell table:style-name="ce87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P</text:p>
          </table:table-cell>
          <table:table-cell table:style-name="ce90" office:value-type="float" office:value="345" calcext:value-type="float">
            <text:p>345,00 zł</text:p>
          </table:table-cell>
          <table:table-cell table:style-name="ce189" table:formula="of:=PRODUCT(0.15;[.B3])" office:value-type="float" office:value="51.75" calcext:value-type="float">
            <text:p>51,75 zł</text:p>
          </table:table-cell>
          <table:table-cell table:style-name="ce90" table:formula="of:=IF([.A3] =&quot;P&quot;;0.1*[.B3];IF([.A3]=&quot;M&quot;;0.2*[.B3];0.3*[.B3]))" office:value-type="float" office:value="34.5" calcext:value-type="float">
            <text:p>34,50 zł</text:p>
          </table:table-cell>
          <table:table-cell table:style-name="ce90" table:formula="of:=SUM([.B3:.D3])" office:value-type="float" office:value="431.25" calcext:value-type="float">
            <text:p>431,25 zł</text:p>
          </table:table-cell>
          <table:table-cell table:style-name="ce189" table:formula="of:=PRODUCT(0.21*[.E3])" office:value-type="float" office:value="90.5625" calcext:value-type="float">
            <text:p>90,56 zł</text:p>
          </table:table-cell>
          <table:table-cell table:style-name="ce90" table:formula="of:=[.E3]-[.F3]" office:value-type="float" office:value="340.6875" calcext:value-type="float">
            <text:p>340,69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189" table:formula="of:=PRODUCT(0.15;[.B4])" office:value-type="float" office:value="57" calcext:value-type="float">
            <text:p>57,00 zł</text:p>
          </table:table-cell>
          <table:table-cell table:style-name="ce90" table:formula="of:=IF([.A4] =&quot;P&quot;;0.1*[.B4];IF([.A4]=&quot;M&quot;;0.2*[.B4];0.3*[.B4]))" office:value-type="float" office:value="76" calcext:value-type="float">
            <text:p>76,00 zł</text:p>
          </table:table-cell>
          <table:table-cell table:style-name="ce90" table:formula="of:=SUM([.B4:.D4])" office:value-type="float" office:value="513" calcext:value-type="float">
            <text:p>513,00 zł</text:p>
          </table:table-cell>
          <table:table-cell table:style-name="ce189" table:formula="of:=PRODUCT(0.21*[.E4])" office:value-type="float" office:value="107.73" calcext:value-type="float">
            <text:p>107,73 zł</text:p>
          </table:table-cell>
          <table:table-cell table:style-name="ce90" table:formula="of:=[.E4]-[.F4]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189" table:formula="of:=PRODUCT(0.15;[.B5])" office:value-type="float" office:value="57" calcext:value-type="float">
            <text:p>57,00 zł</text:p>
          </table:table-cell>
          <table:table-cell table:style-name="ce90" table:formula="of:=IF([.A5] =&quot;P&quot;;0.1*[.B5];IF([.A5]=&quot;M&quot;;0.2*[.B5];0.3*[.B5]))" office:value-type="float" office:value="76" calcext:value-type="float">
            <text:p>76,00 zł</text:p>
          </table:table-cell>
          <table:table-cell table:style-name="ce90" table:formula="of:=SUM([.B5:.D5])" office:value-type="float" office:value="513" calcext:value-type="float">
            <text:p>513,00 zł</text:p>
          </table:table-cell>
          <table:table-cell table:style-name="ce189" table:formula="of:=PRODUCT(0.21*[.E5])" office:value-type="float" office:value="107.73" calcext:value-type="float">
            <text:p>107,73 zł</text:p>
          </table:table-cell>
          <table:table-cell table:style-name="ce90" table:formula="of:=[.E5]-[.F5]" office:value-type="float" office:value="405.27" calcext:value-type="float">
            <text:p>405,27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K</text:p>
          </table:table-cell>
          <table:table-cell table:style-name="ce91" office:value-type="float" office:value="410" calcext:value-type="float">
            <text:p>410,00 zł</text:p>
          </table:table-cell>
          <table:table-cell table:style-name="ce189" table:formula="of:=PRODUCT(0.15;[.B6])" office:value-type="float" office:value="61.5" calcext:value-type="float">
            <text:p>61,50 zł</text:p>
          </table:table-cell>
          <table:table-cell table:style-name="ce90" table:formula="of:=IF([.A6] =&quot;P&quot;;0.1*[.B6];IF([.A6]=&quot;M&quot;;0.2*[.B6];0.3*[.B6]))" office:value-type="float" office:value="123" calcext:value-type="float">
            <text:p>123,00 zł</text:p>
          </table:table-cell>
          <table:table-cell table:style-name="ce90" table:formula="of:=SUM([.B6:.D6])" office:value-type="float" office:value="594.5" calcext:value-type="float">
            <text:p>594,50 zł</text:p>
          </table:table-cell>
          <table:table-cell table:style-name="ce189" table:formula="of:=PRODUCT(0.21*[.E6])" office:value-type="float" office:value="124.845" calcext:value-type="float">
            <text:p>124,85 zł</text:p>
          </table:table-cell>
          <table:table-cell table:style-name="ce90" table:formula="of:=[.E6]-[.F6]" office:value-type="float" office:value="469.655" calcext:value-type="float">
            <text:p>469,66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189" table:formula="of:=PRODUCT(0.15;[.B7])" office:value-type="float" office:value="52.5" calcext:value-type="float">
            <text:p>52,50 zł</text:p>
          </table:table-cell>
          <table:table-cell table:style-name="ce90" table:formula="of:=IF([.A7] =&quot;P&quot;;0.1*[.B7];IF([.A7]=&quot;M&quot;;0.2*[.B7];0.3*[.B7]))" office:value-type="float" office:value="35" calcext:value-type="float">
            <text:p>35,00 zł</text:p>
          </table:table-cell>
          <table:table-cell table:style-name="ce90" table:formula="of:=SUM([.B7:.D7])" office:value-type="float" office:value="437.5" calcext:value-type="float">
            <text:p>437,50 zł</text:p>
          </table:table-cell>
          <table:table-cell table:style-name="ce189" table:formula="of:=PRODUCT(0.21*[.E7])" office:value-type="float" office:value="91.875" calcext:value-type="float">
            <text:p>91,88 zł</text:p>
          </table:table-cell>
          <table:table-cell table:style-name="ce90" table:formula="of:=[.E7]-[.F7]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189" table:formula="of:=PRODUCT(0.15;[.B8])" office:value-type="float" office:value="52.5" calcext:value-type="float">
            <text:p>52,50 zł</text:p>
          </table:table-cell>
          <table:table-cell table:style-name="ce90" table:formula="of:=IF([.A8] =&quot;P&quot;;0.1*[.B8];IF([.A8]=&quot;M&quot;;0.2*[.B8];0.3*[.B8]))" office:value-type="float" office:value="35" calcext:value-type="float">
            <text:p>35,00 zł</text:p>
          </table:table-cell>
          <table:table-cell table:style-name="ce90" table:formula="of:=SUM([.B8:.D8])" office:value-type="float" office:value="437.5" calcext:value-type="float">
            <text:p>437,50 zł</text:p>
          </table:table-cell>
          <table:table-cell table:style-name="ce189" table:formula="of:=PRODUCT(0.21*[.E8])" office:value-type="float" office:value="91.875" calcext:value-type="float">
            <text:p>91,88 zł</text:p>
          </table:table-cell>
          <table:table-cell table:style-name="ce90" table:formula="of:=[.E8]-[.F8]" office:value-type="float" office:value="345.625" calcext:value-type="float">
            <text:p>345,63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office:forms form:automatic-focus="false" form:apply-design-mode="false"/>
        <table:table-column table:style-name="co6" table:number-columns-repeated="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number-columns-repeated="1017" table:default-cell-style-name="Default"/>
        <table:table-row table:style-name="ro1">
          <table:table-cell table:style-name="ce92" office:value-type="string" calcext:value-type="string">
            <text:p>Reguły płacowe w pewnej firmie były zdecydowanie skomplikowane...</text:p>
          </table:table-cell>
          <table:table-cell table:style-name="ce92" table:number-columns-repeated="6"/>
          <table:table-cell/>
          <table:table-cell table:style-name="ce102" office:value-type="string" calcext:value-type="string">
            <text:p>z=</text:p>
          </table:table-cell>
          <table:table-cell table:style-name="ce105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Jeżeli pracownik zarobił w ciągu roku mniej niż z złotych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n=</text:p>
          </table:table-cell>
          <table:table-cell table:style-name="ce106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i miał mniej niż n nieobecności</text:p>
          </table:table-cell>
          <table:table-cell table:style-name="ce92" table:number-columns-repeated="4"/>
          <table:table-cell/>
          <table:table-cell table:style-name="ce103" office:value-type="string" calcext:value-type="string">
            <text:p>r=</text:p>
          </table:table-cell>
          <table:table-cell table:style-name="ce106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lub pracował dłużej niż od roku r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p1=</text:p>
          </table:table-cell>
          <table:table-cell table:style-name="ce107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to dostawał premię w wysokości p1% rocznej płacy</text:p>
          </table:table-cell>
          <table:table-cell table:style-name="ce92" table:number-columns-repeated="4"/>
          <table:table-cell/>
          <table:table-cell table:style-name="ce104" office:value-type="string" calcext:value-type="string">
            <text:p>p2=</text:p>
          </table:table-cell>
          <table:table-cell table:style-name="ce108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W innych sytuacjach premia wynosiła tylko p2%!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2" office:value-type="string" calcext:value-type="string">
            <text:p>Wyznacz premię i pełne roczne uposażenie następujących pracowników:</text:p>
          </table:table-cell>
          <table:table-cell table:style-name="ce92" table:number-columns-repeated="6"/>
          <table:table-cell table:number-columns-repeated="1017"/>
        </table:table-row>
        <table:table-row table:style-name="ro9">
          <table:table-cell table:number-columns-repeated="1024"/>
        </table:table-row>
        <table:table-row table:style-name="ro1">
          <table:table-cell table:style-name="ce93" office:value-type="string" calcext:value-type="string">
            <text:p>Kto</text:p>
          </table:table-cell>
          <table:table-cell table:style-name="ce96" office:value-type="string" calcext:value-type="string">
            <text:p>Co</text:p>
          </table:table-cell>
          <table:table-cell table:style-name="ce96" office:value-type="string" calcext:value-type="string">
            <text:p>Ile</text:p>
          </table:table-cell>
          <table:table-cell table:style-name="ce96" office:value-type="string" calcext:value-type="string">
            <text:p>Nieob</text:p>
          </table:table-cell>
          <table:table-cell table:style-name="ce96" office:value-type="string" calcext:value-type="string">
            <text:p>Od</text:p>
          </table:table-cell>
          <table:table-cell table:style-name="ce96" office:value-type="string" calcext:value-type="string">
            <text:p>Premia</text:p>
          </table:table-cell>
          <table:table-cell table:style-name="ce99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24000" calcext:value-type="float">
            <text:p>2400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989" calcext:value-type="float">
            <text:p>1989</text:p>
          </table:table-cell>
          <table:table-cell table:style-name="ce197" table:formula="of:=IF(OR([.E10]&lt;[.$J$3];AND([.C10]&lt;[.$J$1];[.D10]&lt;[.$J$2]));PRODUCT([.$J$4];[.C10]);PRODUCT([.$J$5];[.C10]))" office:value-type="currency" office:currency="PLN" office:value="2400" calcext:value-type="currency">
            <text:p>2 400,00 zł</text:p>
          </table:table-cell>
          <table:table-cell table:style-name="ce199" table:formula="of:=SUM([.C10];[.F10])" office:value-type="currency" office:currency="PLN" office:value="26400" calcext:value-type="currency">
            <text:p>26 4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2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17000" calcext:value-type="float">
            <text:p>17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1" calcext:value-type="float">
            <text:p>1991</text:p>
          </table:table-cell>
          <table:table-cell table:style-name="ce197" table:formula="of:=IF(OR([.E11]&lt;[.$J$3];AND([.C11]&lt;[.$J$1];[.D11]&lt;[.$J$2]));PRODUCT([.$J$4];[.C11]);PRODUCT([.$J$5];[.C11]))" office:value-type="currency" office:currency="PLN" office:value="1700" calcext:value-type="currency">
            <text:p>1 700,00 zł</text:p>
          </table:table-cell>
          <table:table-cell table:style-name="ce199" table:formula="of:=SUM([.C11];[.F11])" office:value-type="currency" office:currency="PLN" office:value="18700" calcext:value-type="currency">
            <text:p>18 7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3</text:p>
          </table:table-cell>
          <table:table-cell table:style-name="ce97" office:value-type="string" calcext:value-type="string">
            <text:p>Tech.</text:p>
          </table:table-cell>
          <table:table-cell table:style-name="ce97" office:value-type="float" office:value="18000" calcext:value-type="float">
            <text:p>1800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993" calcext:value-type="float">
            <text:p>1993</text:p>
          </table:table-cell>
          <table:table-cell table:style-name="ce197" table:formula="of:=IF(OR([.E12]&lt;[.$J$3];AND([.C12]&lt;[.$J$1];[.D12]&lt;[.$J$2]));PRODUCT([.$J$4];[.C12]);PRODUCT([.$J$5];[.C12]))" office:value-type="currency" office:currency="PLN" office:value="1800" calcext:value-type="currency">
            <text:p>1 800,00 zł</text:p>
          </table:table-cell>
          <table:table-cell table:style-name="ce199" table:formula="of:=SUM([.C12];[.F12])" office:value-type="currency" office:currency="PLN" office:value="19800" calcext:value-type="currency">
            <text:p>19 8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4</text:p>
          </table:table-cell>
          <table:table-cell table:style-name="ce97" office:value-type="string" calcext:value-type="string">
            <text:p>Umysł.</text:p>
          </table:table-cell>
          <table:table-cell table:style-name="ce97" office:value-type="float" office:value="21000" calcext:value-type="float">
            <text:p>2100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5" calcext:value-type="float">
            <text:p>1995</text:p>
          </table:table-cell>
          <table:table-cell table:style-name="ce197" table:formula="of:=IF(OR([.E13]&lt;[.$J$3];AND([.C13]&lt;[.$J$1];[.D13]&lt;[.$J$2]));PRODUCT([.$J$4];[.C13]);PRODUCT([.$J$5];[.C13]))" office:value-type="currency" office:currency="PLN" office:value="1050" calcext:value-type="currency">
            <text:p>1 050,00 zł</text:p>
          </table:table-cell>
          <table:table-cell table:style-name="ce199" table:formula="of:=SUM([.C13];[.F13])" office:value-type="currency" office:currency="PLN" office:value="22050" calcext:value-type="currency">
            <text:p>22 05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5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28000" calcext:value-type="float">
            <text:p>28000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997" calcext:value-type="float">
            <text:p>1997</text:p>
          </table:table-cell>
          <table:table-cell table:style-name="ce197" table:formula="of:=IF(OR([.E14]&lt;[.$J$3];AND([.C14]&lt;[.$J$1];[.D14]&lt;[.$J$2]));PRODUCT([.$J$4];[.C14]);PRODUCT([.$J$5];[.C14]))" office:value-type="currency" office:currency="PLN" office:value="1400" calcext:value-type="currency">
            <text:p>1 400,00 zł</text:p>
          </table:table-cell>
          <table:table-cell table:style-name="ce199" table:formula="of:=SUM([.C14];[.F14])" office:value-type="currency" office:currency="PLN" office:value="29400" calcext:value-type="currency">
            <text:p>29 4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6</text:p>
          </table:table-cell>
          <table:table-cell table:style-name="ce97" office:value-type="string" calcext:value-type="string">
            <text:p>Fiz.</text:p>
          </table:table-cell>
          <table:table-cell table:style-name="ce97" office:value-type="float" office:value="31000" calcext:value-type="float">
            <text:p>3100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9" calcext:value-type="float">
            <text:p>1999</text:p>
          </table:table-cell>
          <table:table-cell table:style-name="ce197" table:formula="of:=IF(OR([.E15]&lt;[.$J$3];AND([.C15]&lt;[.$J$1];[.D15]&lt;[.$J$2]));PRODUCT([.$J$4];[.C15]);PRODUCT([.$J$5];[.C15]))" office:value-type="currency" office:currency="PLN" office:value="1550" calcext:value-type="currency">
            <text:p>1 550,00 zł</text:p>
          </table:table-cell>
          <table:table-cell table:style-name="ce199" table:formula="of:=SUM([.C15];[.F15])" office:value-type="currency" office:currency="PLN" office:value="32550" calcext:value-type="currency">
            <text:p>32 55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7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14000" calcext:value-type="float">
            <text:p>14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7" calcext:value-type="float">
            <text:p>1997</text:p>
          </table:table-cell>
          <table:table-cell table:style-name="ce197" table:formula="of:=IF(OR([.E16]&lt;[.$J$3];AND([.C16]&lt;[.$J$1];[.D16]&lt;[.$J$2]));PRODUCT([.$J$4];[.C16]);PRODUCT([.$J$5];[.C16]))" office:value-type="currency" office:currency="PLN" office:value="1400" calcext:value-type="currency">
            <text:p>1 400,00 zł</text:p>
          </table:table-cell>
          <table:table-cell table:style-name="ce199" table:formula="of:=SUM([.C16];[.F16])" office:value-type="currency" office:currency="PLN" office:value="15400" calcext:value-type="currency">
            <text:p>15 4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8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38000" calcext:value-type="float">
            <text:p>3800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5" calcext:value-type="float">
            <text:p>1995</text:p>
          </table:table-cell>
          <table:table-cell table:style-name="ce197" table:formula="of:=IF(OR([.E17]&lt;[.$J$3];AND([.C17]&lt;[.$J$1];[.D17]&lt;[.$J$2]));PRODUCT([.$J$4];[.C17]);PRODUCT([.$J$5];[.C17]))" office:value-type="currency" office:currency="PLN" office:value="1900" calcext:value-type="currency">
            <text:p>1 900,00 zł</text:p>
          </table:table-cell>
          <table:table-cell table:style-name="ce199" table:formula="of:=SUM([.C17];[.F17])" office:value-type="currency" office:currency="PLN" office:value="39900" calcext:value-type="currency">
            <text:p>39 9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9</text:p>
          </table:table-cell>
          <table:table-cell table:style-name="ce97" office:value-type="string" calcext:value-type="string">
            <text:p>Umysł.</text:p>
          </table:table-cell>
          <table:table-cell table:style-name="ce97" office:value-type="float" office:value="21000" calcext:value-type="float">
            <text:p>2100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3" calcext:value-type="float">
            <text:p>1993</text:p>
          </table:table-cell>
          <table:table-cell table:style-name="ce197" table:formula="of:=IF(OR([.E18]&lt;[.$J$3];AND([.C18]&lt;[.$J$1];[.D18]&lt;[.$J$2]));PRODUCT([.$J$4];[.C18]);PRODUCT([.$J$5];[.C18]))" office:value-type="currency" office:currency="PLN" office:value="2100" calcext:value-type="currency">
            <text:p>2 100,00 zł</text:p>
          </table:table-cell>
          <table:table-cell table:style-name="ce199" table:formula="of:=SUM([.C18];[.F18])" office:value-type="currency" office:currency="PLN" office:value="23100" calcext:value-type="currency">
            <text:p>23 1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0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44000" calcext:value-type="float">
            <text:p>44000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991" calcext:value-type="float">
            <text:p>1991</text:p>
          </table:table-cell>
          <table:table-cell table:style-name="ce197" table:formula="of:=IF(OR([.E19]&lt;[.$J$3];AND([.C19]&lt;[.$J$1];[.D19]&lt;[.$J$2]));PRODUCT([.$J$4];[.C19]);PRODUCT([.$J$5];[.C19]))" office:value-type="currency" office:currency="PLN" office:value="4400" calcext:value-type="currency">
            <text:p>4 400,00 zł</text:p>
          </table:table-cell>
          <table:table-cell table:style-name="ce199" table:formula="of:=SUM([.C19];[.F19])" office:value-type="currency" office:currency="PLN" office:value="48400" calcext:value-type="currency">
            <text:p>48 4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1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27000" calcext:value-type="float">
            <text:p>2700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990" calcext:value-type="float">
            <text:p>1990</text:p>
          </table:table-cell>
          <table:table-cell table:style-name="ce197" table:formula="of:=IF(OR([.E20]&lt;[.$J$3];AND([.C20]&lt;[.$J$1];[.D20]&lt;[.$J$2]));PRODUCT([.$J$4];[.C20]);PRODUCT([.$J$5];[.C20]))" office:value-type="currency" office:currency="PLN" office:value="2700" calcext:value-type="currency">
            <text:p>2 700,00 zł</text:p>
          </table:table-cell>
          <table:table-cell table:style-name="ce199" table:formula="of:=SUM([.C20];[.F20])" office:value-type="currency" office:currency="PLN" office:value="29700" calcext:value-type="currency">
            <text:p>29 7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2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33000" calcext:value-type="float">
            <text:p>33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2" calcext:value-type="float">
            <text:p>1992</text:p>
          </table:table-cell>
          <table:table-cell table:style-name="ce197" table:formula="of:=IF(OR([.E21]&lt;[.$J$3];AND([.C21]&lt;[.$J$1];[.D21]&lt;[.$J$2]));PRODUCT([.$J$4];[.C21]);PRODUCT([.$J$5];[.C21]))" office:value-type="currency" office:currency="PLN" office:value="3300" calcext:value-type="currency">
            <text:p>3 300,00 zł</text:p>
          </table:table-cell>
          <table:table-cell table:style-name="ce199" table:formula="of:=SUM([.C21];[.F21])" office:value-type="currency" office:currency="PLN" office:value="36300" calcext:value-type="currency">
            <text:p>36 3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3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11000" calcext:value-type="float">
            <text:p>1100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4" calcext:value-type="float">
            <text:p>1994</text:p>
          </table:table-cell>
          <table:table-cell table:style-name="ce197" table:formula="of:=IF(OR([.E22]&lt;[.$J$3];AND([.C22]&lt;[.$J$1];[.D22]&lt;[.$J$2]));PRODUCT([.$J$4];[.C22]);PRODUCT([.$J$5];[.C22]))" office:value-type="currency" office:currency="PLN" office:value="1100" calcext:value-type="currency">
            <text:p>1 100,00 zł</text:p>
          </table:table-cell>
          <table:table-cell table:style-name="ce199" table:formula="of:=SUM([.C22];[.F22])" office:value-type="currency" office:currency="PLN" office:value="12100" calcext:value-type="currency">
            <text:p>12 1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4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28000" calcext:value-type="float">
            <text:p>28000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996" calcext:value-type="float">
            <text:p>1996</text:p>
          </table:table-cell>
          <table:table-cell table:style-name="ce197" table:formula="of:=IF(OR([.E23]&lt;[.$J$3];AND([.C23]&lt;[.$J$1];[.D23]&lt;[.$J$2]));PRODUCT([.$J$4];[.C23]);PRODUCT([.$J$5];[.C23]))" office:value-type="currency" office:currency="PLN" office:value="1400" calcext:value-type="currency">
            <text:p>1 400,00 zł</text:p>
          </table:table-cell>
          <table:table-cell table:style-name="ce199" table:formula="of:=SUM([.C23];[.F23])" office:value-type="currency" office:currency="PLN" office:value="29400" calcext:value-type="currency">
            <text:p>29 400,00 zł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5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24000" calcext:value-type="float">
            <text:p>2400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8" calcext:value-type="float">
            <text:p>1998</text:p>
          </table:table-cell>
          <table:table-cell table:style-name="ce197" table:formula="of:=IF(OR([.E24]&lt;[.$J$3];AND([.C24]&lt;[.$J$1];[.D24]&lt;[.$J$2]));PRODUCT([.$J$4];[.C24]);PRODUCT([.$J$5];[.C24]))" office:value-type="currency" office:currency="PLN" office:value="1200" calcext:value-type="currency">
            <text:p>1 200,00 zł</text:p>
          </table:table-cell>
          <table:table-cell table:style-name="ce199" table:formula="of:=SUM([.C24];[.F24])" office:value-type="currency" office:currency="PLN" office:value="25200" calcext:value-type="currency">
            <text:p>25 200,00 zł</text:p>
          </table:table-cell>
          <table:table-cell table:number-columns-repeated="1017"/>
        </table:table-row>
        <table:table-row table:style-name="ro9">
          <table:table-cell table:style-name="ce95" office:value-type="string" calcext:value-type="string">
            <text:p>Prac 16</text:p>
          </table:table-cell>
          <table:table-cell table:style-name="ce98" office:value-type="string" calcext:value-type="string">
            <text:p>Umysł.</text:p>
          </table:table-cell>
          <table:table-cell table:style-name="ce98" office:value-type="float" office:value="21500" calcext:value-type="float">
            <text:p>21500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995" calcext:value-type="float">
            <text:p>1995</text:p>
          </table:table-cell>
          <table:table-cell table:style-name="ce197" table:formula="of:=IF(OR([.E25]&lt;[.$J$3];AND([.C25]&lt;[.$J$1];[.D25]&lt;[.$J$2]));PRODUCT([.$J$4];[.C25]);PRODUCT([.$J$5];[.C25]))" office:value-type="currency" office:currency="PLN" office:value="1075" calcext:value-type="currency">
            <text:p>1 075,00 zł</text:p>
          </table:table-cell>
          <table:table-cell table:style-name="ce199" table:formula="of:=SUM([.C25];[.F25])" office:value-type="currency" office:currency="PLN" office:value="22575" calcext:value-type="currency">
            <text:p>22 575,00 zł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8P0" style:volatile="true">
      <number:year/>
      <number:text>.</number:text>
      <number:day number:style="long"/>
      <number:text>.</number:text>
      <number:month number:style="long"/>
    </number:dat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2" loext:min-decimal-places="2" number:min-integer-digits="1" number:grouping="true"/>
      <number:text> zł</number:text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.00.0000</text:date>, <text:time style:data-style-name="N2" text:time-value="22:44:52.91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2:59:37.133000000</dc:date>
    <meta:editing-cycles>5</meta:editing-cycles>
    <meta:editing-duration>PT27M59S</meta:editing-duration>
    <meta:generator>LibreOffice/5.4.2.2$Windows_x86 LibreOffice_project/22b09f6418e8c2d508a9eaf86b2399209b0990f4</meta:generator>
    <meta:document-statistic meta:table-count="6" meta:cell-count="681" meta:object-count="1"/>
  </office:meta>
</office:document-meta>
</file>